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hat are description lists, and when should you use them?</text:p>
      <text:p text:style-name="Text_20_body">Description lists are perfect for presenting terms and definitions in an organized and easy-to-read format, like in a glossary, or real dictionary, where you can find words with their corresponding definitions.</text:p>
      <text:p text:style-name="Text_20_body">This is an example of a description list in HTML with two terms and their corresponding details:</text:p>
      <text:p text:style-name="Preformatted_20_Text"><text:span text:style-name="Source_20_Text">&lt;dl&gt;</text:span></text:p>
      <text:p text:style-name="Preformatted_20_Text"><text:span text:style-name="Source_20_Text"><text:s text:c="2"/>&lt;dt&gt;HTML&lt;/dt&gt;</text:span></text:p>
      <text:p text:style-name="Preformatted_20_Text"><text:span text:style-name="Source_20_Text"><text:s text:c="2"/>&lt;dd&gt;HyperText Markup Language&lt;/dd&gt;</text:span></text:p>
      <text:p text:style-name="Preformatted_20_Text"><text:span text:style-name="Source_20_Text"><text:s text:c="2"/>&lt;dt&gt;CSS&lt;/dt&gt;</text:span></text:p>
      <text:p text:style-name="Preformatted_20_Text"><text:span text:style-name="Source_20_Text"><text:s text:c="2"/>&lt;dd&gt;Cascading Style Sheets&lt;/dd&gt;</text:span></text:p>
      <text:p text:style-name="P1"><text:span text:style-name="Source_20_Text">&lt;/dl&gt;</text:span></text:p>
      <text:p text:style-name="Text_20_body">In this case the terms are the acronyms HTML and CSS, and the details are their expansions. The details could also be definitions, or other information related to the terms.</text:p>
      <text:p text:style-name="Text_20_body">You will need three HTML elements to define a description list. First, the description list element, <text:span text:style-name="Source_20_Text">dl</text:span>, which is the container for the entire list. You can see it wraps around all the other elements of the description list in the example.</text:p>
      <text:p text:style-name="Text_20_body">Then, one description term element, <text:span text:style-name="Source_20_Text">dt</text:span>, for each term. In this case the description list has two terms, HTML and CSS, so it has two of these elements.</text:p>
      <text:p text:style-name="Text_20_body">And finally, after each term you will find a description details element, <text:span text:style-name="Source_20_Text">dd</text:span>, for the description, or details associated with that term. In this example, they are Hypertext Markup Language and Cascading Style Sheets.</text:p>
      <text:p text:style-name="Text_20_body">In the browser, you would see each term followed by its corresponding description. By default, the descriptions are slightly more indented towards the right to distinguish them visually.</text:p>
      <text:p text:style-name="Text_20_body">But description lists are not limited to only terms and definitions. They are much more versatile than that. Here we have a recipe with two ingredients.</text:p>
      <text:p text:style-name="Preformatted_20_Text"><text:span text:style-name="Source_20_Text">&lt;dl&gt;</text:span></text:p>
      <text:p text:style-name="Preformatted_20_Text"><text:span text:style-name="Source_20_Text"><text:s text:c="2"/>&lt;dt&gt;Flour&lt;/dt&gt;</text:span></text:p>
      <text:p text:style-name="Preformatted_20_Text"><text:span text:style-name="Source_20_Text"><text:s text:c="2"/>&lt;dd&gt;2 cups&lt;/dd&gt;</text:span></text:p>
      <text:p text:style-name="Preformatted_20_Text"><text:span text:style-name="Source_20_Text"><text:s text:c="2"/>&lt;dt&gt;Sugar&lt;/dt&gt;</text:span></text:p>
      <text:p text:style-name="Preformatted_20_Text"><text:span text:style-name="Source_20_Text"><text:s text:c="2"/>&lt;dd&gt;1/2 cup&lt;/dd&gt;</text:span></text:p>
      <text:p text:style-name="P1"><text:span text:style-name="Source_20_Text">&lt;/dl&gt;</text:span></text:p>
      <text:p text:style-name="Text_20_body">The entire description list is within a description list element. The first ingredient, <text:span text:style-name="Source_20_Text">Flour</text:span>, is within a description term element. Then, you can see how much of this ingredient you will need: <text:span text:style-name="Source_20_Text">2 cups</text:span>. This is within a description details element directly after its corresponding ingredients.</text:p>
      <text:p text:style-name="Text_20_body">And the same structure is repeated for <text:span text:style-name="Source_20_Text">Sugar</text:span>. In this case, the recipe has only two ingredients, but if there were more the same structure could be repeated throughout the description list.</text:p>
      <text:p text:style-name="Text_20_body">In the browser, you would see the ingredients aligned to the left, and the measurements indented to separate them visually.</text:p>
      <text:p text:style-name="Text_20_body">Other use cases for description lists include product specifications, frequently asked questions, contact information, and metadata. Essentially, when you have two related pieces of information in a key-value pair format, where one acts as a label, the key, and the other acts as additional related information, the value, you can use a description list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7T14:48:21.807000000</meta:creation-date>
    <dc:date>2025-03-17T14:48:46.488000000</dc:date>
    <meta:editing-duration>PT25S</meta:editing-duration>
    <meta:editing-cycles>1</meta:editing-cycles>
    <meta:document-statistic meta:table-count="0" meta:image-count="0" meta:object-count="0" meta:page-count="2" meta:paragraph-count="25" meta:word-count="416" meta:character-count="2620" meta:non-whitespace-character-count="2213"/>
    <meta:generator>LibreOffice/7.3.4.2$Windows_X86_64 LibreOffice_project/728fec16bd5f605073805c3c9e7c4212a0120dc5</meta:generator>
  </office:meta>
</office:document-meta>
</file>